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7cm" svg:height="8.533cm" svg:x="0.1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7-08T19:20:21.148181024</dc:date>
    <meta:editing-duration>PT3M19S</meta:editing-duration>
    <meta:editing-cycles>20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71cm" svg:height="8.534cm" xlink:href="." xlink:type="simple" chart:class="chart:scatter" chart:style-name="ch1">
        <chart:plot-area chart:style-name="ch2" chart:data-source-has-labels="both" svg:x="0.303cm" svg:y="0.17cm" svg:width="14.565cm" svg:height="8.194cm">
          <chartooo:coordinate-region svg:x="0.845cm" svg:y="0.369cm" svg:width="13.929cm" svg:height="7.796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942322772343845">
                <text:p>0.0942322772343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469303395120693">
                <text:p>-0.469303395120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654429724189626">
                <text:p>0.6544297241896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48124172282368">
                <text:p>2.48124172282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36973318117689">
                <text:p>0.836973318117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282324939955543">
                <text:p>-0.282324939955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19144367190435">
                <text:p>-1.19144367190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0942322772343856">
                <text:p>-0.0942322772343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8393559597095">
                <text:p>1.98393559597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52712424725112">
                <text:p>1.52712424725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69303395120692">
                <text:p>0.469303395120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654429724189622">
                <text:p>-0.654429724189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836973318117685">
                <text:p>-0.8369733181176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282324939955539">
                <text:p>0.282324939955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75326387705195">
                <text:p>2.75326387705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0942322772343867">
                <text:p>0.09423227723438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01621376073588">
                <text:p>-1.01621376073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37046503712708">
                <text:p>-2.370465037127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469303395120693">
                <text:p>-0.469303395120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654429724189621">
                <text:p>0.654429724189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83872116095892">
                <text:p>1.838721160958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36973318117696">
                <text:p>0.836973318117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282324939955538">
                <text:p>-0.282324939955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25033320889137">
                <text:p>-2.25033320889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75326387705195">
                <text:p>-2.75326387705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0942322772343878">
                <text:p>-0.09423227723438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37046503712706">
                <text:p>2.370465037127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469303395120694">
                <text:p>0.4693033951206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65442972418962">
                <text:p>-0.65442972418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68625013355638">
                <text:p>-1.686250133556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48124172282367">
                <text:p>-2.481241722823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58222608101184">
                <text:p>-2.58222608101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83872116095895">
                <text:p>-1.838721160958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836973318117697">
                <text:p>-0.8369733181176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282324939955527">
                <text:p>0.282324939955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36197149921862">
                <text:p>1.361971499218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25033320889137">
                <text:p>2.25033320889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82264230686267">
                <text:p>2.82264230686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9985196810972">
                <text:p>2.99851968109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75326387705195">
                <text:p>2.753263877051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12132034355965">
                <text:p>2.121320343559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19144367190436">
                <text:p>1.191443671904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0942322772343889">
                <text:p>0.0942322772343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01621376073586">
                <text:p>-1.01621376073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98393559597094">
                <text:p>-1.983935595970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469303395120705">
                <text:p>-0.4693033951207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65442972418963">
                <text:p>0.654429724189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48124172282367">
                <text:p>2.481241722823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96306502178542">
                <text:p>2.963065021785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58222608101185">
                <text:p>2.582226081011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83872116095894">
                <text:p>1.838721160958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36973318117709">
                <text:p>0.8369733181177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282324939955515">
                <text:p>-0.2823249399555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36197149921863">
                <text:p>-1.361971499218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.25033320889137">
                <text:p>-2.250333208891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2.82264230686267">
                <text:p>-2.822642306862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.75326387705195">
                <text:p>-2.753263877051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12132034355966">
                <text:p>-2.121320343559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19144367190435">
                <text:p>-1.191443671904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0942322772344007">
                <text:p>-0.09423227723440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98393559597095">
                <text:p>1.983935595970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37046503712708">
                <text:p>2.370465037127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469303395120696">
                <text:p>0.469303395120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654429724189597">
                <text:p>-0.6544297241895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6862501335564">
                <text:p>-1.68625013355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48124172282367">
                <text:p>-2.481241722823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96306502178542">
                <text:p>-2.963065021785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83872116095895">
                <text:p>-1.838721160958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836973318117699">
                <text:p>-0.8369733181176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282324939955524">
                <text:p>0.2823249399555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36197149921862">
                <text:p>1.361971499218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25033320889137">
                <text:p>2.250333208891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82264230686267">
                <text:p>2.822642306862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985196810972">
                <text:p>2.99851968109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75326387705195">
                <text:p>2.753263877051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12132034355965">
                <text:p>2.12132034355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1.19144367190436">
                <text:p>1.19144367190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.0942322772343912">
                <text:p>0.09423227723439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.01621376073586">
                <text:p>-1.016213760735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.98393559597094">
                <text:p>-1.983935595970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0.469303395120708">
                <text:p>-0.4693033951207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.654429724189627">
                <text:p>0.654429724189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.48124172282367">
                <text:p>2.48124172282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2.96306502178542">
                <text:p>2.963065021785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2.58222608101185">
                <text:p>2.582226081011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1.83872116095894">
                <text:p>1.838721160958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836973318117711">
                <text:p>0.8369733181177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0.282324939955534">
                <text:p>-0.2823249399555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.36197149921861">
                <text:p>-1.361971499218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2.25033320889136">
                <text:p>-2.250333208891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2.82264230686267">
                <text:p>-2.822642306862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2.9985196810972">
                <text:p>-2.99851968109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2.75326387705195">
                <text:p>-2.753263877051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2.12132034355965">
                <text:p>-2.121320343559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1.19144367190437">
                <text:p>-1.19144367190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0.0942322772344029">
                <text:p>-0.09423227723440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.98393559597093">
                <text:p>1.983935595970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2.88088105703084">
                <text:p>2.880881057030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2.37046503712708">
                <text:p>2.370465037127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469303395120719">
                <text:p>0.4693033951207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0.654429724189616">
                <text:p>-0.6544297241896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2.48124172282367">
                <text:p>-2.481241722823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2.96306502178542">
                <text:p>-2.963065021785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2.58222608101182">
                <text:p>-2.582226081011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1.83872116095894">
                <text:p>-1.838721160958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836973318117722">
                <text:p>-0.8369733181177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282324939955522">
                <text:p>0.2823249399555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2.25033320889136">
                <text:p>2.250333208891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2.82264230686267">
                <text:p>2.822642306862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2.75326387705196">
                <text:p>2.75326387705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.12132034355965">
                <text:p>2.12132034355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